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55cm" fo:min-width="16.7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3" style:family="graphic" style:parent-style-name="standard">
      <style:graphic-properties draw:textarea-horizontal-align="justify" draw:textarea-vertical-align="top" draw:auto-grow-height="false" fo:min-height="1.95cm" fo:min-width="1.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9.15cm" fo:min-width="13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13.7cm"/>
    </style:style>
    <style:style style:name="gr8" style:family="graphic" style:parent-style-name="objectwithoutfill">
      <style:graphic-properties draw:fill="solid" draw:fill-color="#ffffff" draw:textarea-vertical-align="middle"/>
    </style:style>
    <style:style style:name="gr9" style:family="graphic" style:parent-style-name="standard">
      <style:graphic-properties svg:stroke-color="#ff3333" draw:fill-color="#ff0000" draw:textarea-horizontal-align="justify" draw:textarea-vertical-align="middle" draw:auto-grow-height="false" fo:min-height="0.15cm" fo:min-width="0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55cm" fo:min-width="4.9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3.25cm" fo:min-width="13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1.15cm" fo:min-width="0.9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textarea-horizontal-align="justify" draw:textarea-vertical-align="middle" draw:auto-grow-height="false" fo:min-height="1.95cm" fo:min-width="1.9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6.55cm" fo:min-width="4.5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6.55cm" fo:min-width="7.5cm"/>
    </style:style>
    <style:style style:name="gr20" style:family="graphic" style:parent-style-name="standard">
      <style:graphic-properties draw:fill-color="#eeeeee" draw:textarea-horizontal-align="justify" draw:textarea-vertical-align="top" draw:auto-grow-height="false" fo:min-height="5.35cm" fo:min-width="5.1cm"/>
    </style:style>
    <style:style style:name="gr21" style:family="graphic" style:parent-style-name="standard">
      <style:graphic-properties draw:textarea-horizontal-align="justify" draw:textarea-vertical-align="middle" draw:auto-grow-height="false" fo:min-height="5.35cm" fo:min-width="0cm"/>
    </style:style>
    <style:style style:name="gr22" style:family="graphic" style:parent-style-name="standard">
      <style:graphic-properties draw:fill="none" draw:fill-color="#729fcf" draw:textarea-horizontal-align="justify" draw:textarea-vertical-align="middle" draw:auto-grow-height="false" fo:min-height="0.55cm" fo:min-width="4.9cm"/>
    </style:style>
    <style:style style:name="gr23" style:family="graphic" style:parent-style-name="standard">
      <style:graphic-properties draw:textarea-horizontal-align="justify" draw:textarea-vertical-align="middle" draw:auto-grow-height="false" fo:min-height="1.55cm" fo:min-width="3.099cm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1.15cm" fo:min-width="7.1cm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5.5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2.35cm" fo:min-width="1.5cm"/>
    </style:style>
    <style:style style:name="gr27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28" style:family="graphic" style:parent-style-name="standard">
      <style:graphic-properties svg:stroke-color="#ff3333" draw:fill-color="#ff0000" draw:textarea-horizontal-align="justify" draw:textarea-vertical-align="middle" draw:auto-grow-height="false" fo:min-height="0.15cm" fo:min-width="0.725cm"/>
    </style:style>
    <style:style style:name="gr29" style:family="graphic" style:parent-style-name="standard">
      <style:graphic-properties draw:textarea-horizontal-align="justify" draw:textarea-vertical-align="middle" draw:auto-grow-height="false" fo:min-height="0.35cm" fo:min-width="4.7cm"/>
    </style:style>
    <style:style style:name="gr30" style:family="graphic" style:parent-style-name="standard">
      <style:graphic-properties draw:textarea-horizontal-align="justify" draw:textarea-vertical-align="middle" draw:auto-grow-height="false" fo:min-height="0.35cm" fo:min-width="7.1cm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7.1cm"/>
    </style:style>
    <style:style style:name="gr32" style:family="graphic" style:parent-style-name="standard">
      <style:graphic-properties draw:fill-color="#eeeeee" draw:textarea-horizontal-align="justify" draw:textarea-vertical-align="top" draw:auto-grow-height="false" fo:min-height="5.55cm" fo:min-width="5.1cm"/>
    </style:style>
    <style:style style:name="gr33" style:family="graphic" style:parent-style-name="standard">
      <style:graphic-properties draw:textarea-horizontal-align="justify" draw:textarea-vertical-align="middle" draw:auto-grow-height="false" fo:min-height="5.55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35cm" fo:min-width="3.3cm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1.5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312cm" fo:min-width="3.9cm"/>
    </style:style>
    <style:style style:name="gr37" style:family="graphic" style:parent-style-name="standard">
      <style:graphic-properties draw:textarea-horizontal-align="justify" draw:textarea-vertical-align="middle" draw:auto-grow-height="false" fo:min-height="0.35cm" fo:min-width="3.1cm"/>
    </style:style>
    <style:style style:name="gr38" style:family="graphic" style:parent-style-name="standard">
      <style:graphic-properties svg:stroke-color="#ff3333" draw:fill-color="#ff0000" draw:textarea-horizontal-align="justify" draw:textarea-vertical-align="middle" draw:auto-grow-height="false" fo:min-height="0.55cm" fo:min-width="0.9cm"/>
    </style:style>
    <style:style style:name="gr39" style:family="graphic" style:parent-style-name="standard">
      <style:graphic-properties draw:fill-color="#eeeeee" draw:textarea-horizontal-align="justify" draw:textarea-vertical-align="top" draw:auto-grow-height="false" fo:min-height="1.012cm" fo:min-width="5.3cm"/>
    </style:style>
    <style:style style:name="gr40" style:family="graphic" style:parent-style-name="standard">
      <style:graphic-properties draw:textarea-horizontal-align="justify" draw:textarea-vertical-align="middle" draw:auto-grow-height="false" fo:min-height="1.012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0.95cm" fo:min-width="5.9cm"/>
    </style:style>
    <style:style style:name="gr42" style:family="graphic" style:parent-style-name="standard">
      <style:graphic-properties draw:textarea-horizontal-align="justify" draw:textarea-vertical-align="middle" draw:auto-grow-height="false" fo:min-height="0.85cm" fo:min-width="5.9cm"/>
    </style:style>
    <style:style style:name="gr43" style:family="graphic" style:parent-style-name="standard">
      <style:graphic-properties draw:textarea-horizontal-align="justify" draw:textarea-vertical-align="middle" draw:auto-grow-height="false" fo:min-height="0.95cm" fo:min-width="6.6cm"/>
    </style:style>
    <style:style style:name="gr44" style:family="graphic" style:parent-style-name="standard">
      <style:graphic-properties draw:textarea-horizontal-align="justify" draw:textarea-vertical-align="middle" draw:auto-grow-height="false" fo:min-height="0.85cm" fo:min-width="6.6cm"/>
    </style:style>
    <style:style style:name="gr45" style:family="graphic" style:parent-style-name="standard">
      <style:graphic-properties draw:fill-color="#ccffcc" draw:textarea-horizontal-align="justify" draw:textarea-vertical-align="middle" draw:auto-grow-height="false" fo:min-height="5.55cm" fo:min-width="3.5cm"/>
    </style:style>
    <style:style style:name="gr46" style:family="graphic" style:parent-style-name="standard">
      <style:graphic-properties draw:fill="none" draw:fill-color="#ffffff" draw:textarea-horizontal-align="justify" draw:textarea-vertical-align="middle" draw:auto-grow-height="false" fo:min-height="9.15cm" fo:min-width="13.7cm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9.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0.35cm" fo:min-width="2.7cm"/>
    </style:style>
    <style:style style:name="gr50" style:family="graphic" style:parent-style-name="standard">
      <style:graphic-properties draw:fill-color="#ccffcc" draw:textarea-horizontal-align="justify" draw:textarea-vertical-align="middle" draw:auto-grow-height="false" fo:min-height="4.45cm" fo:min-width="5.699cm"/>
    </style:style>
    <style:style style:name="gr51" style:family="graphic" style:parent-style-name="standard">
      <style:graphic-properties draw:textarea-horizontal-align="justify" draw:textarea-vertical-align="middle" draw:auto-grow-height="false" fo:min-height="0.75cm" fo:min-width="6.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53" style:family="graphic" style:parent-style-name="standard">
      <style:graphic-properties draw:fill-color="#eeeeee" draw:textarea-horizontal-align="justify" draw:textarea-vertical-align="middle" draw:auto-grow-height="false" fo:min-height="2.55cm" fo:min-width="6.7cm"/>
    </style:style>
    <style:style style:name="gr54" style:family="graphic" style:parent-style-name="standard">
      <style:graphic-properties draw:textarea-horizontal-align="justify" draw:textarea-vertical-align="middle" draw:auto-grow-height="false" fo:min-height="0.35cm" fo:min-width="6.7cm"/>
    </style:style>
    <style:style style:name="gr55" style:family="graphic" style:parent-style-name="standard">
      <style:graphic-properties draw:fill-color="#cfe7f5" draw:textarea-horizontal-align="justify" draw:textarea-vertical-align="middle" draw:auto-grow-height="false" fo:min-height="0.35cm" fo:min-width="1.5cm"/>
    </style:style>
    <style:style style:name="gr56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57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58" style:family="graphic" style:parent-style-name="standard">
      <style:graphic-properties draw:textarea-horizontal-align="justify" draw:textarea-vertical-align="middle" draw:auto-grow-height="false" fo:min-height="4.55cm" fo:min-width="0cm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4.544cm" fo:min-width="12.5cm"/>
    </style:style>
    <style:style style:name="gr60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61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62" style:family="graphic" style:parent-style-name="standard">
      <style:graphic-properties draw:textarea-horizontal-align="justify" draw:textarea-vertical-align="middle" draw:auto-grow-height="false" fo:min-height="3.249cm" fo:min-width="0cm"/>
    </style:style>
    <style:style style:name="gr63" style:family="graphic" style:parent-style-name="standard">
      <style:graphic-properties draw:fill-color="#eeeeee" draw:textarea-horizontal-align="justify" draw:textarea-vertical-align="middle" draw:auto-grow-height="false" fo:min-height="3.244cm" fo:min-width="12.5cm"/>
    </style:style>
    <style:style style:name="gr64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65" style:family="graphic" style:parent-style-name="standard">
      <style:graphic-properties draw:textarea-horizontal-align="justify" draw:textarea-vertical-align="middle" draw:auto-grow-height="false" fo:min-height="0.45cm" fo:min-width="1.7cm"/>
    </style:style>
    <style:style style:name="gr66" style:family="graphic" style:parent-style-name="standard">
      <style:graphic-properties draw:textarea-horizontal-align="justify" draw:textarea-vertical-align="middle" draw:auto-grow-height="false" fo:min-height="0.35cm" fo:min-width="1.7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35cm" fo:min-width="0.9cm"/>
    </style:style>
    <style:style style:name="gr68" style:family="graphic" style:parent-style-name="standard">
      <style:graphic-properties draw:textarea-horizontal-align="justify" draw:textarea-vertical-align="middle" draw:auto-grow-height="false" fo:min-height="0.35cm" fo:min-width="7.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35cm" fo:min-width="1.7cm"/>
    </style:style>
    <style:style style:name="gr70" style:family="graphic" style:parent-style-name="standard">
      <style:graphic-properties draw:fill="none" draw:textarea-horizontal-align="justify" draw:textarea-vertical-align="middle" draw:auto-grow-height="false" fo:min-height="1.55cm" fo:min-width="7.5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0.65cm" fo:min-width="13.3cm"/>
    </style:style>
    <style:style style:name="gr72" style:family="graphic" style:parent-style-name="standard">
      <style:graphic-properties draw:textarea-horizontal-align="justify" draw:textarea-vertical-align="middle" draw:auto-grow-height="false" fo:min-height="0.45cm" fo:min-width="2.3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start"/>
      <style:text-properties fo:color="#ffffff"/>
    </style:style>
    <style:style style:name="P8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text-align="start"/>
      <style:text-properties fo:font-size="18pt" fo:font-weight="bold"/>
    </style:style>
    <style:style style:name="P14" style:family="paragraph">
      <loext:graphic-properties draw:fill-color="#eeeeee"/>
      <style:paragraph-properties fo:text-align="start"/>
      <style:text-properties fo:font-size="18pt" fo:font-weight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color="#ff0000"/>
    </style:style>
    <style:style style:name="P17" style:family="paragraph">
      <loext:graphic-properties draw:fill="none" draw:fill-color="#ffffff"/>
      <style:text-properties fo:color="#ff0000"/>
    </style:style>
    <style:style style:name="P18" style:family="paragraph">
      <loext:graphic-properties draw:fill-color="#83caff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text-align="start"/>
      <style:text-properties fo:color="#ffffff" fo:font-size="16pt" style:font-size-asian="18pt" style:font-size-complex="18pt"/>
    </style:style>
    <style:style style:name="P21" style:family="paragraph">
      <style:paragraph-properties fo:text-align="start"/>
      <style:text-properties fo:color="#ffffff" fo:font-size="16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style:paragraph-properties fo:text-align="start"/>
      <style:text-properties fo:color="#ffffff" fo:font-size="18pt" style:font-size-asian="18pt" style:font-size-complex="18pt"/>
    </style:style>
    <style:style style:name="P26" style:family="paragraph">
      <style:paragraph-properties fo:text-align="start"/>
      <style:text-properties fo:color="#ffffff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start"/>
      <style:text-properties fo:font-size="14pt" style:font-size-asian="14pt" style:font-size-complex="14pt"/>
    </style:style>
    <style:style style:name="P28" style:family="paragraph">
      <loext:graphic-properties draw:fill-color="#eeeeee"/>
      <style:paragraph-properties fo:text-align="start"/>
      <style:text-properties fo:font-size="14pt" style:font-size-asian="14pt" style:font-size-complex="14pt"/>
    </style:style>
    <style:style style:name="P29" style:family="paragraph">
      <style:text-properties fo:font-size="11pt" style:font-size-asian="11pt" style:font-size-complex="11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729fcf"/>
      <style:paragraph-properties fo:text-align="center"/>
    </style:style>
    <style:style style:name="P32" style:family="paragraph">
      <style:paragraph-properties fo:text-align="center"/>
      <style:text-properties fo:font-size="12pt"/>
    </style:style>
    <style:style style:name="P33" style:family="paragraph">
      <style:text-properties fo:font-size="11pt" fo:font-weight="bold" style:font-size-asian="11pt" style:font-size-complex="11pt"/>
    </style:style>
    <style:style style:name="P34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5" style:family="paragraph">
      <style:paragraph-properties fo:text-align="center"/>
      <style:text-properties fo:font-size="12pt" style:font-size-asian="14pt" style:font-size-complex="14pt"/>
    </style:style>
    <style:style style:name="P36" style:family="paragraph">
      <loext:graphic-properties draw:fill="solid" draw:fill-color="#eeeeee"/>
      <style:paragraph-properties fo:text-align="center"/>
      <style:text-properties fo:font-size="12pt" style:font-size-asian="14pt" style:font-size-complex="14pt"/>
    </style:style>
    <style:style style:name="P37" style:family="paragraph">
      <loext:graphic-properties draw:fill-color="#ffffcc"/>
      <style:paragraph-properties fo:text-align="center"/>
    </style:style>
    <style:style style:name="P38" style:family="paragraph"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center"/>
      <style:text-properties fo:font-size="12pt" style:font-size-asian="12pt" style:font-size-complex="12pt"/>
    </style:style>
    <style:style style:name="P41" style:family="paragraph">
      <style:paragraph-properties fo:text-align="center"/>
      <style:text-properties fo:font-size="12pt" style:font-size-asian="10pt" style:font-size-complex="10pt"/>
    </style:style>
    <style:style style:name="P42" style:family="paragraph">
      <style:paragraph-properties fo:text-align="start"/>
      <style:text-properties fo:font-size="12pt"/>
    </style:style>
    <style:style style:name="P43" style:family="paragraph">
      <loext:graphic-properties draw:fill-color="#eeeeee"/>
      <style:paragraph-properties fo:text-align="start"/>
      <style:text-properties fo:font-size="12pt"/>
    </style:style>
    <style:style style:name="P44" style:family="paragraph">
      <style:text-properties fo:font-size="16pt"/>
    </style:style>
    <style:style style:name="P45" style:family="paragraph">
      <loext:graphic-properties draw:fill="none" draw:fill-color="#ffffff"/>
      <style:text-properties fo:font-size="16pt"/>
    </style:style>
    <style:style style:name="P46" style:family="paragraph">
      <style:paragraph-properties fo:text-align="center"/>
      <style:text-properties fo:font-size="18pt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loext:graphic-properties draw:fill-color="#ccffcc"/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style:text-properties fo:font-size="12pt" style:font-size-asian="14pt" style:font-size-complex="14pt"/>
    </style:style>
    <style:style style:name="P51" style:family="paragraph">
      <loext:graphic-properties draw:fill="none" draw:fill-color="#ffffff"/>
      <style:text-properties fo:font-size="12pt" style:font-size-asian="14pt" style:font-size-complex="14pt"/>
    </style:style>
    <style:style style:name="P52" style:family="paragraph">
      <style:paragraph-properties fo:text-align="start"/>
      <style:text-properties fo:font-size="12pt" style:font-size-asian="12pt" style:font-size-complex="12pt"/>
    </style:style>
    <style:style style:name="P53" style:family="paragraph">
      <loext:graphic-properties draw:fill-color="#cfe7f5"/>
      <style:paragraph-properties fo:text-align="center"/>
      <style:text-properties fo:font-size="12pt" style:font-size-asian="12pt" style:font-size-complex="12pt"/>
    </style:style>
    <style:style style:name="P54" style:family="paragraph">
      <style:text-properties fo:font-size="14pt" style:font-size-asian="14pt" style:font-size-complex="14pt"/>
    </style:style>
    <style:style style:name="P55" style:family="paragraph">
      <loext:graphic-properties draw:fill="none" draw:fill-color="#ffffff"/>
      <style:text-properties fo:font-size="14pt" style:font-size-asian="14pt" style:font-size-complex="14pt"/>
    </style:style>
    <style:style style:name="P56" style:family="paragraph">
      <style:paragraph-properties fo:text-align="center"/>
      <style:text-properties style:use-window-font-color="true"/>
    </style:style>
    <style:style style:name="P57" style:family="paragraph">
      <loext:graphic-properties draw:fill-color="#eeeeee"/>
      <style:paragraph-properties fo:text-align="center"/>
      <style:text-properties style:use-window-font-color="true"/>
    </style:style>
    <style:style style:name="P58" style:family="paragraph">
      <style:text-properties fo:font-size="10pt" style:font-size-asian="10pt" style:font-size-complex="10pt"/>
    </style:style>
    <style:style style:name="P5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ff" fo:font-weight="bold" style:font-size-asian="18pt" style:font-weight-asian="bold" style:font-size-complex="1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Главный экран</text:p>
          </draw:text-box>
        </draw:frame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MW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8cm" svg:x="19.8cm" svg:y="9.4cm">
          <text:p text:style-name="P2">9:15</text:p>
          <text:p text:style-name="P2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19.8cm" svg:y="14.4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<text:span text:style-name="T2">Настройка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715cm" svg:height="0.962cm" svg:x="12.8cm" svg:y="9.4cm">
          <draw:text-box>
            <text:p>Влажность</text:p>
          </draw:text-box>
        </draw:frame>
        <draw:frame draw:style-name="gr6" draw:text-style-name="P6" draw:layer="layout" svg:width="5cm" svg:height="2.4cm" svg:x="13.5cm" svg:y="10.2cm">
          <draw:text-box>
            <text:p text:style-name="P5">40%</text:p>
          </draw:text-box>
        </draw:frame>
        <draw:frame draw:style-name="gr5" draw:text-style-name="P4" draw:layer="layout" svg:width="6.357cm" svg:height="0.962cm" svg:x="5.843cm" svg:y="12.9cm">
          <draw:text-box>
            <text:p>Температура среды</text:p>
          </draw:text-box>
        </draw:frame>
        <draw:frame draw:style-name="gr6" draw:text-style-name="P6" draw:layer="layout" svg:width="5cm" svg:height="2.4cm" svg:x="6.243cm" svg:y="13.7cm">
          <draw:text-box>
            <text:p text:style-name="P5">25<text:span text:style-name="T3">º</text:span>С</text:p>
          </draw:text-box>
        </draw:frame>
        <draw:custom-shape draw:style-name="gr7" draw:text-style-name="P8" draw:layer="layout" svg:width="14.2cm" svg:height="1.8cm" svg:x="5.4cm" svg:y="7.2cm">
          <text:p text:style-name="P7"><text:span text:style-name="T4">Лабораторный датчик №1</text:span></text:p>
          <draw:enhanced-geometry svg:viewBox="0 0 21600 21600" draw:type="rectangle" draw:enhanced-path="M 0 0 L 21600 0 21600 21600 0 21600 0 0 Z N"/>
        </draw:custom-shape>
        <draw:path draw:style-name="gr8" draw:text-style-name="P9" draw:layer="layout" svg:width="0.774cm" svg:height="1.506cm" draw:transform="skewX (-0.0745255590601579) rotate (-2.11673531681872) translate (21.979660932819cm 15.8294142054127cm)" svg:viewBox="0 0 775 1507" svg:d="M384 1469c191 110 189-156 105-283-97-146 141-306 102-475-45-195 191-222 184-374-12-265-411 108-350-123 86-329-201-225-180-44 16 135 121 230 149 358 39 177-69 328-107 493-32 140-194 183-271 291-101 142 319 332 169 50l102-74 72 107 20 92z">
          <text:p/>
        </draw:path>
        <draw:custom-shape draw:style-name="gr9" draw:text-style-name="P10" draw:layer="layout" svg:width="1.2cm" svg:height="0.8cm" svg:x="22cm" svg:y="7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cm" svg:y="1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23.731cm" svg:height="2.384cm" svg:x="1.469cm" svg:y="17.489cm">
          <draw:text-box>
            <text:p>Все пока будет сделано под лабораторный вариант с одним датчиком, но интерфейс в данном виде предполагает плиточный вариант с расширением по множество датчиков в будущем</text:p>
          </draw:text-box>
        </draw:frame>
        <draw:frame draw:style-name="gr5" draw:text-style-name="P12" draw:layer="layout" svg:width="1.874cm" svg:height="0.725cm" svg:x="6.2cm" svg:y="9.975cm">
          <draw:text-box>
            <text:p text:style-name="P11">Среда:</text:p>
          </draw:text-box>
        </draw:frame>
        <draw:custom-shape draw:style-name="gr11" draw:text-style-name="P14" draw:layer="layout" svg:width="5.4cm" svg:height="0.8cm" svg:x="6.4cm" svg:y="10.9cm">
          <text:p text:style-name="P13">Зерно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1cm" svg:y="10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52cm" svg:height="0.962cm" svg:x="12.6cm" svg:y="12.9cm">
          <draw:text-box>
            <text:p>Температура датчика</text:p>
          </draw:text-box>
        </draw:frame>
        <draw:frame draw:style-name="gr6" draw:text-style-name="P6" draw:layer="layout" svg:width="5cm" svg:height="2.4cm" svg:x="13.4cm" svg:y="13.7cm">
          <draw:text-box>
            <text:p text:style-name="P5"><text:span text:style-name="T3">46º</text:span>С</text:p>
          </draw:text-box>
        </draw:frame>
        <draw:custom-shape draw:style-name="gr13" draw:text-style-name="P15" draw:layer="layout" svg:width="13.6cm" svg:height="3.5cm" svg:x="5.6cm" svg:y="9.3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4.6cm" svg:height="4.517cm" svg:x="1.8cm" svg:y="4.016cm">
          <draw:text-box>
            <text:p text:style-name="P16">Красными стрелками помечены действующие кнопки (презентация интерактивная — переход на другие слайды по нажатию кнопок)</text:p>
          </draw:text-box>
        </draw:frame>
        <draw:custom-shape draw:style-name="gr15" draw:text-style-name="P18" draw:layer="layout" svg:width="1.4cm" svg:height="1.4cm" svg:x="18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 Нас</text:p>
          </draw:text-box>
        </draw:frame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MW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8cm" svg:x="19.8cm" svg:y="9.4cm">
          <text:p text:style-name="P2">9:15</text:p>
          <text:p text:style-name="P2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2.2cm" svg:x="19.8cm" svg:y="14.4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2"><text:span text:style-name="T2">Назад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4.2cm" svg:height="1.8cm" svg:x="5.4cm" svg:y="7.2cm">
          <text:p text:style-name="P20"><text:span text:style-name="T5">MWT — наш опыт на службе вашего качества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5cm" svg:height="6.8cm" svg:x="5.8cm" svg:y="9.4cm">
          <text:p text:style-name="P22"><text:span text:style-name="T6">Логотип</text:span></text:p>
          <text:p text:style-name="P22"><text:span text:style-name="T6">компании,</text:span></text:p>
          <text:p text:style-name="P22"><text:span text:style-name="T6">фото продукции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8cm" svg:height="6.8cm" svg:x="11.2cm" svg:y="9.4cm">
          <text:p text:style-name="P2">Текст «О Нас»</text:p>
          <text:p text:style-name="P2">Возможности компании,</text:p>
          <text:p text:style-name="P2">Краткое описание</text:p>
          <text:p text:style-name="P2">существующих продуктов</text:p>
          <text:p text:style-name="P2">Контактные данные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3.731cm" svg:height="1.673cm" svg:x="1.47cm" svg:y="17.489cm">
          <draw:text-box>
            <text:p>В будущем можно сделать, что бы пользователь мог проверить наличие обновлений и новостей с сайта организации</text:p>
          </draw:text-box>
        </draw:frame>
        <draw:custom-shape draw:style-name="gr9" draw:text-style-name="P10" draw:layer="layout" svg:width="1.2cm" svg:height="0.8cm" svg:x="22.001cm" svg:y="7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cm" svg:y="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Настройка</text:p>
          </draw:text-box>
        </draw:frame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MW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8cm" svg:x="19.8cm" svg:y="9.4cm">
          <text:p text:style-name="P2">9:15</text:p>
          <text:p text:style-name="P2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2.2cm" svg:x="19.8cm" svg:y="14.4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2"><text:span text:style-name="T2">Назад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4.2cm" svg:height="1.8cm" svg:x="5.4cm" svg:y="7.2cm">
          <text:p text:style-name="P25"><text:span text:style-name="T7">Настройка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5.6cm" svg:height="5.6cm" svg:x="5.6cm" svg:y="9.8cm">
          <text:p text:style-name="P27"><text:span text:style-name="T6">Лабораторный… №1</text:span></text:p>
          <text:p text:style-name="P27"><text:span text:style-name="T8"/></text:p>
          <text:p text:style-name="P27"><text:span text:style-name="T6">Хранилище №1</text:span></text:p>
          <text:p text:style-name="P27"><text:span text:style-name="T8"/></text:p>
          <text:p text:style-name="P27"><text:span text:style-name="T6">Хранилище №2</text:span></text:p>
          <text:p text:style-name="P27"><text:span text:style-name="T6"/></text:p>
          <text:p text:style-name="P27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0.4cm" svg:height="5.6cm" svg:x="11.2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30" draw:layer="layout" svg:width="3.465cm" svg:height="0.683cm" svg:x="11.6cm" svg:y="9.844cm">
          <draw:text-box>
            <text:p text:style-name="P29"><text:span text:style-name="T9">Датчик:</text:span><text:span text:style-name="T9"> </text:span>MWT01</text:p>
          </draw:text-box>
        </draw:frame>
        <draw:custom-shape draw:style-name="gr22" draw:text-style-name="P31" draw:layer="layout" svg:width="5.4cm" svg:height="0.8cm" svg:x="5.7cm" svg:y="9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2" draw:layer="layout" svg:width="3.599cm" svg:height="1.8cm" svg:x="15.8cm" svg:y="13.6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2">Настройка </text:p>
          <text:p text:style-name="P32">устройства</text:p>
          <draw:enhanced-geometry svg:viewBox="0 0 21600 21600" draw:type="rectangle" draw:enhanced-path="M 0 0 L 21600 0 21600 21600 0 21600 0 0 Z N"/>
        </draw:custom-shape>
        <draw:frame draw:style-name="gr5" draw:text-style-name="P34" draw:layer="layout" svg:width="2.547cm" svg:height="0.683cm" svg:x="11.601cm" svg:y="11.3cm">
          <draw:text-box>
            <text:p text:style-name="P33">Описание:</text:p>
          </draw:text-box>
        </draw:frame>
        <draw:custom-shape draw:style-name="gr24" draw:text-style-name="P36" draw:layer="layout" svg:width="7.6cm" svg:height="1.4cm" svg:x="11.8cm" svg:y="12cm">
          <text:p text:style-name="P35">Описание места и <text:s/>специфики </text:p>
          <text:p text:style-name="P35">работы <text:s/>на объекте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6cm" svg:height="0.8cm" svg:x="5.6cm" svg:y="15.6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32">Общие настройки системы</text:p>
          <draw:enhanced-geometry svg:viewBox="0 0 21600 21600" draw:type="rectangle" draw:enhanced-path="M 0 0 L 21600 0 21600 21600 0 21600 0 0 Z N"/>
        </draw:custom-shape>
        <draw:frame draw:style-name="gr5" draw:text-style-name="P30" draw:layer="layout" svg:width="3.787cm" svg:height="0.683cm" svg:x="11.601cm" svg:y="10.445cm">
          <draw:text-box>
            <text:p text:style-name="P29"><text:span text:style-name="T9">sn:</text:span> 033888784585</text:p>
          </draw:text-box>
        </draw:frame>
        <draw:custom-shape draw:style-name="gr26" draw:text-style-name="P37" draw:layer="layout" svg:width="2cm" svg:height="2.6cm" svg:x="17.4cm" svg:y="9.2cm">
          <text:p text:style-name="P2">Фото</text:p>
          <draw:enhanced-geometry svg:viewBox="0 0 21600 21600" draw:type="rectangle" draw:enhanced-path="M 0 0 L 21600 0 21600 21600 0 21600 0 0 Z N"/>
        </draw:custom-shape>
        <draw:frame draw:style-name="gr5" draw:text-style-name="P34" draw:layer="layout" svg:width="5.59cm" svg:height="0.683cm" svg:x="11.6cm" svg:y="9.238cm">
          <draw:text-box>
            <text:p text:style-name="P33">Лабораторный датчик №1</text:p>
          </draw:text-box>
        </draw:frame>
        <draw:frame draw:style-name="gr10" draw:text-style-name="P4" draw:layer="layout" svg:width="20cm" svg:height="2.384cm" svg:x="2.2cm" svg:y="17.6cm">
          <draw:text-box>
            <text:p>Слева будут даны все устройства системы, включая управляющие элементы и дисплея, где можно будет настроить составляющие «плитки» главного окна (в будущем)</text:p>
          </draw:text-box>
        </draw:frame>
        <draw:custom-shape draw:style-name="gr27" draw:text-style-name="P32" draw:layer="layout" svg:width="3.8cm" svg:height="0.8cm" svg:x="11.8cm" svg:y="13.6cm">
          <text:p text:style-name="P32">Экспорт настроек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3.8cm" svg:height="0.8cm" svg:x="11.8cm" svg:y="14.6cm">
          <text:p text:style-name="P32">Импорт настроек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cm" svg:height="0.8cm" svg:x="22.001cm" svg:y="7.8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cm" svg:y="1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19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cm" svg:height="0.8cm" svg:x="4.4cm" svg:y="15.6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9" draw:layer="layout" svg:width="5.43cm" svg:height="0.806cm" svg:x="5.3cm" svg:y="9cm">
          <draw:text-box>
            <text:p text:style-name="P38">Перечень датчиков:</text:p>
          </draw:text-box>
        </draw:frame>
        <draw:custom-shape draw:style-name="gr29" draw:text-style-name="P40" draw:layer="layout" svg:width="5.2cm" svg:height="0.6cm" svg:x="14.2cm" svg:y="15.8cm">
          <text:p text:style-name="P40">Сохранить изменения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Настройка датчика</text:p>
          </draw:text-box>
        </draw:frame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">MW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.8cm" svg:x="19.8cm" svg:y="9.4cm">
          <text:p text:style-name="P2">9:15</text:p>
          <text:p text:style-name="P2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2.2cm" svg:x="19.8cm" svg:y="14.4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<text:span text:style-name="T2">Назад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4.2cm" svg:height="1.8cm" svg:x="5.4cm" svg:y="7.2cm">
          <text:p text:style-name="P20"><text:span text:style-name="T5">Настройка </text:span></text:p>
          <text:p text:style-name="P20"><text:span text:style-name="T5">Лабораторный датчик №1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7.6cm" svg:height="0.6cm" svg:x="11.8cm" svg:y="13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40">Градуировка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7.6cm" svg:height="0.6cm" svg:x="11.8cm" svg:y="11.4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40">Калибровка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7.6cm" svg:height="0.6cm" svg:x="11.8cm" svg:y="12.2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40">Поиск резонанса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7.6cm" svg:height="1cm" svg:x="11.8cm" svg:y="13.8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32">Настройка градуировочных</text:p>
          <text:p text:style-name="P32"><text:s/>коэффициентов</text:p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5.6cm" svg:height="5.8cm" svg:x="5.6cm" svg:y="9.8cm">
          <text:p text:style-name="P27"><text:span text:style-name="T6">Зерно</text:span></text:p>
          <text:p text:style-name="P27"><text:span text:style-name="T8"/></text:p>
          <text:p text:style-name="P27"><text:span text:style-name="T6">Рис</text:span></text:p>
          <text:p text:style-name="P27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0.4cm" svg:height="5.8cm" svg:x="11.2cm" svg:y="9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5.4cm" svg:height="0.8cm" svg:x="5.7cm" svg:y="9.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2" draw:layer="layout" svg:width="3.8cm" svg:height="0.6cm" svg:x="7.8cm" svg:y="15.8cm">
          <text:p text:style-name="P32">Новая среда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2cm" svg:height="0.6cm" svg:x="5.6cm" svg:y="15.8cm">
          <text:p text:style-name="P41">Удалить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3.563cm" svg:height="0.725cm" svg:x="11.526cm" svg:y="9.138cm">
          <draw:text-box>
            <text:p text:style-name="P11">Наименование:</text:p>
          </draw:text-box>
        </draw:frame>
        <draw:custom-shape draw:style-name="gr36" draw:text-style-name="P43" draw:layer="layout" svg:width="4.4cm" svg:height="0.562cm" svg:x="15cm" svg:y="9.238cm">
          <text:p text:style-name="P42">Зерно</text:p>
          <draw:enhanced-geometry svg:viewBox="0 0 21600 21600" draw:type="rectangle" draw:enhanced-path="M 0 0 L 21600 0 21600 21600 0 21600 0 0 Z N"/>
        </draw:custom-shape>
        <draw:custom-shape draw:style-name="gr34" draw:text-style-name="P32" draw:layer="layout" svg:width="3.8cm" svg:height="0.6cm" svg:x="15.6cm" svg:y="15cm">
          <text:p text:style-name="P32">Экспорт настроек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3.6cm" svg:height="0.6cm" svg:x="11.8cm" svg:y="15cm">
          <text:p text:style-name="P32">Импорт настроек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cm" svg:height="0.8cm" svg:x="22.002cm" svg:y="7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.001cm" svg:y="15.2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cm" svg:height="0.8cm" svg:x="10.6cm" svg:y="11.337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0" draw:layer="layout" svg:width="1.4cm" svg:height="0.8cm" svg:x="10.6cm" svg:y="12.138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0" draw:layer="layout" svg:width="1.4cm" svg:height="0.8cm" svg:x="10.6cm" svg:y="13.939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2.246cm" svg:height="0.725cm" svg:x="11.527cm" svg:y="9.739cm">
          <draw:text-box>
            <text:p text:style-name="P11">Заметки:</text:p>
          </draw:text-box>
        </draw:frame>
        <draw:custom-shape draw:style-name="gr39" draw:text-style-name="P43" draw:layer="layout" svg:width="5.8cm" svg:height="1.262cm" svg:x="13.6cm" svg:y="9.938cm">
          <text:p text:style-name="P42">Заметки по среде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0.4cm" svg:height="1.262cm" svg:x="19cm" svg:y="9.938cm">
          <text:p/>
          <draw:enhanced-geometry svg:viewBox="0 0 21600 21600" draw:type="rectangle" draw:enhanced-path="M 0 0 L 21600 0 21600 21600 0 21600 0 0 Z N"/>
        </draw:custom-shape>
        <draw:frame draw:style-name="gr5" draw:text-style-name="P45" draw:layer="layout" svg:width="4.579cm" svg:height="0.878cm" svg:x="5.3cm" svg:y="9cm">
          <draw:text-box>
            <text:p text:style-name="P44">Перечень сред:</text:p>
          </draw:text-box>
        </draw:frame>
        <draw:custom-shape draw:style-name="gr38" draw:text-style-name="P10" draw:layer="layout" svg:width="1.4cm" svg:height="0.8cm" svg:x="10.6cm" svg:y="12.939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0" draw:layer="layout" svg:width="5.2cm" svg:height="0.6cm" svg:x="14.2cm" svg:y="15.8cm">
          <text:p text:style-name="P40">Сохранить изменения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бщие настройки</text:p>
          </draw:text-box>
        </draw:frame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6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46">MWT</text:p>
          <draw:enhanced-geometry svg:viewBox="0 0 21600 21600" draw:type="rectangle" draw:enhanced-path="M 0 0 L 21600 0 21600 21600 0 21600 0 0 Z N"/>
        </draw:custom-shape>
        <draw:custom-shape draw:style-name="gr2" draw:text-style-name="P46" draw:layer="layout" svg:width="2.4cm" svg:height="1.8cm" svg:x="19.8cm" svg:y="9.4cm">
          <text:p text:style-name="P46">9:15</text:p>
          <text:p text:style-name="P46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2.2cm" svg:x="19.8cm" svg:y="14.4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32"><text:span text:style-name="T2">Назад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4.2cm" svg:height="1.8cm" svg:x="5.4cm" svg:y="7.2cm">
          <text:p text:style-name="P25"><text:span text:style-name="T7">Общие настройки системы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6.4cm" svg:height="1.2cm" svg:x="5.6cm" svg:y="11.3cm">
          <text:p text:style-name="P32">Установка пароля на </text:p>
          <text:p text:style-name="P32">настройку системы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6.4cm" svg:height="1.1cm" svg:x="5.6cm" svg:y="12.7cm">
          <text:p text:style-name="P32">Установка пароля на </text:p>
          <text:p text:style-name="P32">использование системы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7.1cm" svg:height="1.2cm" svg:x="12.3cm" svg:y="9.9cm">
          <text:p text:style-name="P40">Резервное копирование </text:p>
          <text:p text:style-name="P40">настроек систем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0" draw:layer="layout" svg:width="7.1cm" svg:height="1.1cm" svg:x="12.3cm" svg:y="11.3cm">
          <text:p text:style-name="P40">Восстановление </text:p>
          <text:p text:style-name="P40">настроек системы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545cm" svg:height="0.962cm" svg:x="5.3cm" svg:y="9cm">
          <draw:text-box>
            <text:p>Безопасность</text:p>
          </draw:text-box>
        </draw:frame>
        <draw:frame draw:style-name="gr5" draw:text-style-name="P4" draw:layer="layout" svg:width="7.572cm" svg:height="0.962cm" svg:x="12.101cm" svg:y="9cm">
          <draw:text-box>
            <text:p>Резервное копирование</text:p>
          </draw:text-box>
        </draw:frame>
        <draw:custom-shape draw:style-name="gr9" draw:text-style-name="P10" draw:layer="layout" svg:width="1.2cm" svg:height="0.8cm" svg:x="22.003cm" svg:y="7.8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.002cm" svg:y="15.2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0" draw:layer="layout" svg:width="5.2cm" svg:height="0.6cm" svg:x="14.2cm" svg:y="15.8cm">
          <text:p text:style-name="P40">Сохранить изменения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6.4cm" svg:height="1.2cm" svg:x="5.6cm" svg:y="9.9cm">
          <text:p text:style-name="P32">Установка пароля на </text:p>
          <text:p text:style-name="P32">тонкую настройку системы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4cm" svg:height="5.8cm" svg:x="9cm" svg:y="9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Калибровка</text:p>
          </draw:text-box>
        </draw:frame>
        <draw:custom-shape draw:style-name="gr2" draw:text-style-name="P46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46">MWT</text:p>
          <draw:enhanced-geometry svg:viewBox="0 0 21600 21600" draw:type="rectangle" draw:enhanced-path="M 0 0 L 21600 0 21600 21600 0 21600 0 0 Z N"/>
        </draw:custom-shape>
        <draw:custom-shape draw:style-name="gr2" draw:text-style-name="P46" draw:layer="layout" svg:width="2.4cm" svg:height="1.8cm" svg:x="19.8cm" svg:y="9.4cm">
          <text:p text:style-name="P46">9:15</text:p>
          <text:p text:style-name="P46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2.2cm" svg:x="19.8cm" svg:y="14.4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2"><text:span text:style-name="T2">Назад</text:span></text:p>
          <draw:enhanced-geometry svg:viewBox="0 0 21600 21600" draw:type="rectangle" draw:enhanced-path="M 0 0 L 21600 0 21600 21600 0 21600 0 0 Z N"/>
        </draw:custom-shape>
        <draw:custom-shape draw:style-name="gr46" draw:text-style-name="P49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4.2cm" svg:height="1.8cm" svg:x="5.4cm" svg:y="7.2cm">
          <text:p text:style-name="P20"><text:span text:style-name="T5">Настройка / Калибровка</text:span></text:p>
          <text:p text:style-name="P20"><text:span text:style-name="T5">Лабораторный датчик №1 / Зерно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cm" svg:height="0.8cm" svg:x="22.002cm" svg:y="7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.001cm" svg:y="15.2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32" draw:layer="layout" svg:width="10.4cm" svg:height="1cm" svg:x="9cm" svg:y="15.4cm">
          <text:p text:style-name="P32">Взять текущие измерения за точку начала отсчета</text:p>
          <draw:enhanced-geometry svg:viewBox="0 0 21600 21600" draw:type="rectangle" draw:enhanced-path="M 0 0 L 21600 0 21600 21600 0 21600 0 0 Z N"/>
        </draw:custom-shape>
        <draw:frame draw:style-name="gr5" draw:text-style-name="P51" draw:layer="layout" svg:width="1.59cm" svg:height="0.725cm" svg:x="5.6cm" svg:y="10.538cm">
          <draw:text-box>
            <text:p text:style-name="P50">Alpha</text:p>
          </draw:text-box>
        </draw:frame>
        <draw:frame draw:style-name="gr5" draw:text-style-name="P51" draw:layer="layout" svg:width="1.378cm" svg:height="0.725cm" svg:x="5.601cm" svg:y="11.338cm">
          <draw:text-box>
            <text:p text:style-name="P50">Beta</text:p>
          </draw:text-box>
        </draw:frame>
        <draw:frame draw:style-name="gr5" draw:text-style-name="P51" draw:layer="layout" svg:width="1.662cm" svg:height="0.725cm" svg:x="5.601cm" svg:y="12.138cm">
          <draw:text-box>
            <text:p text:style-name="P50">Gama</text:p>
          </draw:text-box>
        </draw:frame>
        <draw:frame draw:style-name="gr48" draw:text-style-name="P51" draw:layer="layout" svg:width="5cm" svg:height="1.199cm" svg:x="9.2cm" svg:y="9.3cm">
          <draw:text-box>
            <text:p text:style-name="P50">Действующие параметры</text:p>
          </draw:text-box>
        </draw:frame>
        <draw:frame draw:style-name="gr5" draw:text-style-name="P51" draw:layer="layout" svg:width="4.447cm" svg:height="0.725cm" svg:x="13.901cm" svg:y="9.3cm">
          <draw:text-box>
            <text:p text:style-name="P50">Текущие измерения</text:p>
          </draw:text-box>
        </draw:frame>
        <draw:frame draw:style-name="gr5" draw:text-style-name="P51" draw:layer="layout" svg:width="2.907cm" svg:height="0.826cm" svg:x="5.601cm" svg:y="13.938cm">
          <draw:text-box>
            <text:p text:style-name="P50">t<text:span text:style-name="T10">ГЕНЕРАТОРА</text:span>, <text:span text:style-name="T3">°</text:span>С</text:p>
          </draw:text-box>
        </draw:frame>
        <draw:frame draw:style-name="gr5" draw:text-style-name="P51" draw:layer="layout" svg:width="2.221cm" svg:height="0.826cm" svg:x="5.602cm" svg:y="12.938cm">
          <draw:text-box>
            <text:p text:style-name="P50">t<text:span text:style-name="T10">СРЕДЫ</text:span>, <text:span text:style-name="T3">°</text:span>С</text:p>
          </draw:text-box>
        </draw:frame>
        <draw:custom-shape draw:style-name="gr49" draw:text-style-name="P24" draw:layer="layout" svg:width="3.2cm" svg:height="0.6cm" svg:x="9.4cm" svg:y="10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9.4cm" svg:y="11.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9.4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9.4cm" svg:y="13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9.4cm" svg:y="14.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14.7cm" svg:y="10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14.7cm" svg:y="11.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14.7cm" svg:y="12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14.7cm" svg:y="13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14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8" draw:layer="layout" svg:width="6.199cm" svg:height="4.7cm" svg:x="5.601cm" svg:y="9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Поиск резонанса</text:p>
          </draw:text-box>
        </draw:frame>
        <draw:custom-shape draw:style-name="gr2" draw:text-style-name="P46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46">MWT</text:p>
          <draw:enhanced-geometry svg:viewBox="0 0 21600 21600" draw:type="rectangle" draw:enhanced-path="M 0 0 L 21600 0 21600 21600 0 21600 0 0 Z N"/>
        </draw:custom-shape>
        <draw:custom-shape draw:style-name="gr2" draw:text-style-name="P46" draw:layer="layout" svg:width="2.4cm" svg:height="1.8cm" svg:x="19.8cm" svg:y="9.4cm">
          <text:p text:style-name="P46">9:15</text:p>
          <text:p text:style-name="P46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2.2cm" svg:x="19.8cm" svg:y="14.4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2"><text:span text:style-name="T2">Назад</text:span></text:p>
          <draw:enhanced-geometry svg:viewBox="0 0 21600 21600" draw:type="rectangle" draw:enhanced-path="M 0 0 L 21600 0 21600 21600 0 21600 0 0 Z N"/>
        </draw:custom-shape>
        <draw:custom-shape draw:style-name="gr46" draw:text-style-name="P49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4.2cm" svg:height="1.8cm" svg:x="5.4cm" svg:y="7.2cm">
          <text:p text:style-name="P20"><text:span text:style-name="T5">Настройка / Поиск резонанса</text:span></text:p>
          <text:p text:style-name="P20"><text:span text:style-name="T5">Лабораторный датчик №1 / Зерно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cm" svg:height="0.8cm" svg:x="22.002cm" svg:y="7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.001cm" svg:y="15.2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2" draw:layer="layout" svg:width="7.2cm" svg:height="1cm" svg:x="12.2cm" svg:y="15.4cm">
          <text:p text:style-name="P32">Выполнить поиск резонанса</text:p>
          <draw:enhanced-geometry svg:viewBox="0 0 21600 21600" draw:type="rectangle" draw:enhanced-path="M 0 0 L 21600 0 21600 21600 0 21600 0 0 Z N"/>
        </draw:custom-shape>
        <draw:frame draw:style-name="gr5" draw:text-style-name="P51" draw:layer="layout" svg:width="1.59cm" svg:height="0.725cm" svg:x="5.6cm" svg:y="11.238cm">
          <draw:text-box>
            <text:p text:style-name="P50">Alpha</text:p>
          </draw:text-box>
        </draw:frame>
        <draw:frame draw:style-name="gr5" draw:text-style-name="P51" draw:layer="layout" svg:width="1.378cm" svg:height="0.725cm" svg:x="5.601cm" svg:y="12.038cm">
          <draw:text-box>
            <text:p text:style-name="P50">Beta</text:p>
          </draw:text-box>
        </draw:frame>
        <draw:frame draw:style-name="gr5" draw:text-style-name="P51" draw:layer="layout" svg:width="1.662cm" svg:height="0.725cm" svg:x="5.601cm" svg:y="12.838cm">
          <draw:text-box>
            <text:p text:style-name="P50">Gama</text:p>
          </draw:text-box>
        </draw:frame>
        <draw:frame draw:style-name="gr52" draw:text-style-name="P51" draw:layer="layout" svg:width="7cm" svg:height="0.725cm" svg:x="5.6cm" svg:y="9.501cm">
          <draw:text-box>
            <text:p text:style-name="P50">Действующие параметры</text:p>
          </draw:text-box>
        </draw:frame>
        <draw:frame draw:style-name="gr5" draw:text-style-name="P51" draw:layer="layout" svg:width="3.444cm" svg:height="0.725cm" svg:x="12.156cm" svg:y="9.4cm">
          <draw:text-box>
            <text:p text:style-name="P50">Начало поиска</text:p>
          </draw:text-box>
        </draw:frame>
        <draw:custom-shape draw:style-name="gr49" draw:text-style-name="P24" draw:layer="layout" svg:width="3.2cm" svg:height="0.6cm" svg:x="8.2cm" svg:y="11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8.2cm" svg:y="12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8.2cm" svg:y="1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16.2cm" svg:y="9.4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16.2cm" svg:y="10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3.2cm" svg:height="0.6cm" svg:x="16.2cm" svg:y="11cm">
          <text:p/>
          <draw:enhanced-geometry svg:viewBox="0 0 21600 21600" draw:type="rectangle" draw:enhanced-path="M 0 0 L 21600 0 21600 21600 0 21600 0 0 Z N"/>
        </draw:custom-shape>
        <draw:frame draw:style-name="gr5" draw:text-style-name="P51" draw:layer="layout" svg:width="2.415cm" svg:height="0.725cm" svg:x="5.601cm" svg:y="10.439cm">
          <draw:text-box>
            <text:p text:style-name="P50">Подпорка</text:p>
          </draw:text-box>
        </draw:frame>
        <draw:custom-shape draw:style-name="gr49" draw:text-style-name="P24" draw:layer="layout" svg:width="3.2cm" svg:height="0.6cm" svg:x="8.201cm" svg:y="10.601cm">
          <text:p/>
          <draw:enhanced-geometry svg:viewBox="0 0 21600 21600" draw:type="rectangle" draw:enhanced-path="M 0 0 L 21600 0 21600 21600 0 21600 0 0 Z N"/>
        </draw:custom-shape>
        <draw:frame draw:style-name="gr5" draw:text-style-name="P51" draw:layer="layout" svg:width="3.161cm" svg:height="0.725cm" svg:x="12.156cm" svg:y="10.101cm">
          <draw:text-box>
            <text:p text:style-name="P50">Конец поиска</text:p>
          </draw:text-box>
        </draw:frame>
        <draw:frame draw:style-name="gr5" draw:text-style-name="P51" draw:layer="layout" svg:width="2.746cm" svg:height="0.725cm" svg:x="12.157cm" svg:y="10.902cm">
          <draw:text-box>
            <text:p text:style-name="P50">Шаг поиска</text:p>
          </draw:text-box>
        </draw:frame>
        <draw:custom-shape draw:style-name="gr53" draw:text-style-name="P24" draw:layer="layout" svg:width="7.2cm" svg:height="2.8cm" svg:x="12.2cm" svg:y="12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2" draw:layer="layout" svg:width="7.2cm" svg:height="0.6cm" svg:x="12.2cm" svg:y="11.8cm">
          <text:p text:style-name="P52">Лог поиска</text:p>
          <draw:enhanced-geometry svg:viewBox="0 0 21600 21600" draw:type="rectangle" draw:enhanced-path="M 0 0 L 21600 0 21600 21600 0 21600 0 0 Z N"/>
        </draw:custom-shape>
        <draw:custom-shape draw:style-name="gr55" draw:text-style-name="P53" draw:layer="layout" svg:width="2cm" svg:height="0.6cm" svg:x="17.2cm" svg:y="11.8cm">
          <text:p text:style-name="P40">Экспорт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Градуировочные коэффициенты</text:p>
          </draw:text-box>
        </draw:frame>
        <draw:custom-shape draw:style-name="gr2" draw:text-style-name="P46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46">MWT</text:p>
          <draw:enhanced-geometry svg:viewBox="0 0 21600 21600" draw:type="rectangle" draw:enhanced-path="M 0 0 L 21600 0 21600 21600 0 21600 0 0 Z N"/>
        </draw:custom-shape>
        <draw:custom-shape draw:style-name="gr2" draw:text-style-name="P46" draw:layer="layout" svg:width="2.4cm" svg:height="1.8cm" svg:x="19.8cm" svg:y="9.4cm">
          <text:p text:style-name="P46">9:15</text:p>
          <text:p text:style-name="P46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2.2cm" svg:x="19.8cm" svg:y="14.4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2"><text:span text:style-name="T2">Назад</text:span></text:p>
          <draw:enhanced-geometry svg:viewBox="0 0 21600 21600" draw:type="rectangle" draw:enhanced-path="M 0 0 L 21600 0 21600 21600 0 21600 0 0 Z N"/>
        </draw:custom-shape>
        <draw:custom-shape draw:style-name="gr46" draw:text-style-name="P49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4.2cm" svg:height="1.8cm" svg:x="5.4cm" svg:y="7.2cm">
          <text:p text:style-name="P20"><text:span text:style-name="T5">Настройка / Градуировочные коэффициенты</text:span></text:p>
          <text:p text:style-name="P20"><text:span text:style-name="T5">Лабораторный датчик №1 / Зерно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cm" svg:height="0.8cm" svg:x="22.002cm" svg:y="7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.001cm" svg:y="15.2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40" draw:layer="layout" svg:width="3.2cm" svg:height="1cm" svg:x="5.8cm" svg:y="15.4cm">
          <text:p text:style-name="P40">Экспорт</text:p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3.2cm" svg:height="1cm" svg:x="9.3cm" svg:y="15.4cm">
          <text:p text:style-name="P40">Импорт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5cm" svg:height="1cm" svg:x="14.2cm" svg:y="15.4cm">
          <text:p text:style-name="P40">Сохранить изменения</text:p>
          <draw:enhanced-geometry svg:viewBox="0 0 21600 21600" draw:type="rectangle" draw:enhanced-path="M 0 0 L 21600 0 21600 21600 0 21600 0 0 Z N"/>
        </draw:custom-shape>
        <draw:frame draw:style-name="gr5" draw:text-style-name="P55" draw:layer="layout" svg:width="3.935cm" svg:height="0.806cm" svg:x="5.704cm" svg:y="9.4cm">
          <draw:text-box>
            <text:p text:style-name="P54">Наименование</text:p>
          </draw:text-box>
        </draw:frame>
        <draw:frame draw:style-name="gr5" draw:text-style-name="P55" draw:layer="layout" svg:width="3.491cm" svg:height="0.806cm" svg:x="10.304cm" svg:y="9.4cm">
          <draw:text-box>
            <text:p text:style-name="P54">Размерность</text:p>
          </draw:text-box>
        </draw:frame>
        <draw:frame draw:style-name="gr5" draw:text-style-name="P55" draw:layer="layout" svg:width="2.699cm" svg:height="0.806cm" svg:x="14.424cm" svg:y="9.4cm">
          <draw:text-box>
            <text:p text:style-name="P54">Значение</text:p>
          </draw:text-box>
        </draw:frame>
        <draw:custom-shape draw:style-name="gr58" draw:text-style-name="P2" draw:layer="layout" svg:width="0.4cm" svg:height="4.8cm" svg:x="18.8cm" svg:y="10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13cm" svg:height="4.794cm" svg:x="5.8cm" svg:y="10.206cm">
          <text:p text:style-name="P56">Таблица значений градуировочных </text:p>
          <text:p text:style-name="P56">коэффициентов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17.2cm" svg:height="9.8cm" svg:x="5.2cm" svg:y="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Градуировка</text:p>
          </draw:text-box>
        </draw:frame>
        <draw:custom-shape draw:style-name="gr2" draw:text-style-name="P46" draw:layer="layout" svg:width="2.4cm" svg:height="1.8cm" svg:x="19.8cm" svg:y="7.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46">MWT</text:p>
          <draw:enhanced-geometry svg:viewBox="0 0 21600 21600" draw:type="rectangle" draw:enhanced-path="M 0 0 L 21600 0 21600 21600 0 21600 0 0 Z N"/>
        </draw:custom-shape>
        <draw:custom-shape draw:style-name="gr2" draw:text-style-name="P46" draw:layer="layout" svg:width="2.4cm" svg:height="1.8cm" svg:x="19.8cm" svg:y="9.4cm">
          <text:p text:style-name="P46">9:15</text:p>
          <text:p text:style-name="P46"><text:span text:style-name="T1">19.04.2015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4cm" svg:height="2.2cm" svg:x="19.8cm" svg:y="14.4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2"><text:span text:style-name="T2">Назад</text:span></text:p>
          <draw:enhanced-geometry svg:viewBox="0 0 21600 21600" draw:type="rectangle" draw:enhanced-path="M 0 0 L 21600 0 21600 21600 0 21600 0 0 Z N"/>
        </draw:custom-shape>
        <draw:custom-shape draw:style-name="gr46" draw:text-style-name="P49" draw:layer="layout" svg:width="14.2cm" svg:height="9.4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4.2cm" svg:height="1.8cm" svg:x="5.4cm" svg:y="7.2cm">
          <text:p text:style-name="P20"><text:span text:style-name="T5">Настройка / Градуировка</text:span></text:p>
          <text:p text:style-name="P20"><text:span text:style-name="T5">Лабораторный датчик №1 / Зерно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cm" svg:height="0.8cm" svg:x="22.002cm" svg:y="7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2cm" svg:height="0.8cm" svg:x="22.001cm" svg:y="15.2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40" draw:layer="layout" svg:width="2.6cm" svg:height="0.8cm" svg:x="16.6cm" svg:y="15.6cm">
          <text:p text:style-name="P40">Экспорт</text:p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2.4cm" svg:height="0.8cm" svg:x="14cm" svg:y="15.6cm">
          <text:p text:style-name="P40">Импорт</text:p>
          <draw:enhanced-geometry svg:viewBox="0 0 21600 21600" draw:type="rectangle" draw:enhanced-path="M 0 0 L 21600 0 21600 21600 0 21600 0 0 Z N"/>
        </draw:custom-shape>
        <draw:frame draw:style-name="gr5" draw:text-style-name="P59" draw:layer="layout" svg:width="1.395cm" svg:height="0.645cm" svg:x="5.705cm" svg:y="9.101cm">
          <draw:text-box>
            <text:p text:style-name="P58">Alpha</text:p>
          </draw:text-box>
        </draw:frame>
        <draw:frame draw:style-name="gr5" draw:text-style-name="P59" draw:layer="layout" svg:width="1.34cm" svg:height="0.729cm" svg:x="10.305cm" svg:y="9.101cm">
          <draw:text-box>
            <text:p text:style-name="P58">t<text:span text:style-name="T10">СРЕДЫ</text:span></text:p>
          </draw:text-box>
        </draw:frame>
        <draw:frame draw:style-name="gr52" draw:text-style-name="P59" draw:layer="layout" svg:width="2.775cm" svg:height="0.699cm" svg:x="13.825cm" svg:y="9.101cm">
          <draw:text-box>
            <text:p text:style-name="P58">Влажность</text:p>
          </draw:text-box>
        </draw:frame>
        <draw:custom-shape draw:style-name="gr62" draw:text-style-name="P2" draw:layer="layout" svg:width="0.4cm" svg:height="3.499cm" svg:x="18.801cm" svg:y="10.10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7" draw:layer="layout" svg:width="13cm" svg:height="3.494cm" svg:x="5.801cm" svg:y="10.106cm">
          <text:p text:style-name="P56">Таблица измерений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2.8cm" svg:height="0.6cm" svg:x="16.4cm" svg:y="14cm">
          <text:p text:style-name="P40">Добавить</text:p>
          <draw:enhanced-geometry svg:viewBox="0 0 21600 21600" draw:type="rectangle" draw:enhanced-path="M 0 0 L 21600 0 21600 21600 0 21600 0 0 Z N"/>
        </draw:custom-shape>
        <draw:custom-shape draw:style-name="gr65" draw:text-style-name="P40" draw:layer="layout" svg:width="2.2cm" svg:height="0.7cm" svg:x="16.4cm" svg:y="10.3cm">
          <text:p text:style-name="P40">Удалить</text:p>
          <draw:enhanced-geometry svg:viewBox="0 0 21600 21600" draw:type="rectangle" draw:enhanced-path="M 0 0 L 21600 0 21600 21600 0 21600 0 0 Z N"/>
        </draw:custom-shape>
        <draw:custom-shape draw:style-name="gr66" draw:text-style-name="P40" draw:layer="layout" svg:width="2.2cm" svg:height="0.6cm" svg:x="16.4cm" svg:y="11.2cm">
          <text:p text:style-name="P40">Удалить</text:p>
          <draw:enhanced-geometry svg:viewBox="0 0 21600 21600" draw:type="rectangle" draw:enhanced-path="M 0 0 L 21600 0 21600 21600 0 21600 0 0 Z N"/>
        </draw:custom-shape>
        <draw:custom-shape draw:style-name="gr66" draw:text-style-name="P40" draw:layer="layout" svg:width="2.2cm" svg:height="0.6cm" svg:x="16.4cm" svg:y="12cm">
          <text:p text:style-name="P40">Удалить</text:p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4cm" svg:height="0.6cm" svg:x="5.8cm" svg:y="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7.8cm" svg:height="0.6cm" svg:x="5.8cm" svg:y="14.8cm">
          <text:p text:style-name="P40">Выполнить измерение</text:p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4cm" svg:height="0.6cm" svg:x="7.3cm" svg:y="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4cm" svg:height="0.6cm" svg:x="8.8cm" svg:y="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4cm" svg:height="0.6cm" svg:x="10.7cm" svg:y="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4cm" svg:height="0.6cm" svg:x="12.2cm" svg:y="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2.2cm" svg:height="0.6cm" svg:x="14cm" svg:y="1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8cm" svg:height="1.8cm" svg:x="5.7cm" svg:y="13.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13.8cm" svg:height="0.9cm" svg:x="5.6cm" svg:y="13.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0" draw:layer="layout" svg:width="2.8cm" svg:height="0.7cm" svg:x="16.4cm" svg:y="9.2cm">
          <text:p text:style-name="P40">Удалить все</text:p>
          <draw:enhanced-geometry svg:viewBox="0 0 21600 21600" draw:type="rectangle" draw:enhanced-path="M 0 0 L 21600 0 21600 21600 0 21600 0 0 Z N"/>
        </draw:custom-shape>
        <draw:frame draw:style-name="gr5" draw:text-style-name="P59" draw:layer="layout" svg:width="1.513cm" svg:height="0.729cm" svg:x="12.205cm" svg:y="9.102cm">
          <draw:text-box>
            <text:p text:style-name="P58">t<text:span text:style-name="T10">ДАТЧИКА</text:span></text:p>
          </draw:text-box>
        </draw:frame>
        <draw:frame draw:style-name="gr5" draw:text-style-name="P59" draw:layer="layout" svg:width="1.222cm" svg:height="0.645cm" svg:x="7.306cm" svg:y="9.102cm">
          <draw:text-box>
            <text:p text:style-name="P58">Beta</text:p>
          </draw:text-box>
        </draw:frame>
        <draw:frame draw:style-name="gr5" draw:text-style-name="P59" draw:layer="layout" svg:width="1.467cm" svg:height="0.645cm" svg:x="8.807cm" svg:y="9.103cm">
          <draw:text-box>
            <text:p text:style-name="P58">Gama</text:p>
          </draw:text-box>
        </draw:frame>
        <draw:custom-shape draw:style-name="gr66" draw:text-style-name="P40" draw:layer="layout" svg:width="2.2cm" svg:height="0.6cm" svg:x="16.4cm" svg:y="12.8cm">
          <text:p text:style-name="P40">Удалить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08:11:57.434000000</meta:creation-date>
    <meta:generator>LibreOffice/4.4.2.2$Windows_x86 LibreOffice_project/c4c7d32d0d49397cad38d62472b0bc8acff48dd6</meta:generator>
    <dc:date>2015-04-19T17:08:04.961000000</dc:date>
    <meta:editing-duration>PT7H31M19S</meta:editing-duration>
    <meta:editing-cycles>59</meta:editing-cycles>
    <meta:document-statistic meta:object-count="257"/>
  </office:meta>
</office:document-meta>
</file>